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2B000000536870ACE58F5098DC.png" manifest:media-type="image/png"/>
  <manifest:file-entry manifest:full-path="Pictures/1000020100000085000000488B74CB0E8EC66B58.png" manifest:media-type="image/png"/>
  <manifest:file-entry manifest:full-path="Pictures/100002010000007200000046F2DD933B3A3CACA3.png" manifest:media-type="image/png"/>
  <manifest:file-entry manifest:full-path="Pictures/10000201000001EA000000FD9076076335F69FE8.png" manifest:media-type="image/png"/>
  <manifest:file-entry manifest:full-path="Pictures/10000201000000830000004740FAAEAC369B92D9.png" manifest:media-type="image/png"/>
  <manifest:file-entry manifest:full-path="Pictures/100002010000005300000053D0B353FD2ECE2D94.png" manifest:media-type="image/png"/>
  <manifest:file-entry manifest:full-path="Pictures/10000201000000270000003627524EA38A6C310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94c4df" draw:opacity="100%" draw:textarea-horizontal-align="justify" draw:textarea-vertical-align="middle" draw:auto-grow-height="false" fo:min-height="2.056cm" fo:min-width="2.039cm" fo:padding-top="0.026cm" fo:padding-bottom="0.026cm" fo:padding-left="0.026cm" fo:padding-right="0.026cm"/>
    </style:style>
    <style:style style:name="gr2" style:family="graphic" style:parent-style-name="objectwithoutfill">
      <style:graphic-properties svg:stroke-width="0.035cm" draw:marker-start-width="0.252cm" draw:marker-end="Rounded_20_short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4cm" fo:min-width="0.51cm" fo:padding-top="0cm" fo:padding-bottom="0cm" fo:padding-left="0cm" fo:padding-right="0cm"/>
    </style:style>
    <style:style style:name="gr5" style:family="graphic" style:parent-style-name="standard">
      <style:graphic-properties svg:stroke-color="#e8e8e8" draw:fill-color="#d0d0d0" draw:textarea-horizontal-align="justify" draw:textarea-vertical-align="middle" draw:auto-grow-height="false" fo:min-height="0.508cm" fo:min-width="0.508cm"/>
    </style:style>
    <style:style style:name="gr6" style:family="graphic" style:parent-style-name="standard">
      <style:graphic-properties svg:stroke-color="#e8e8e8" draw:fill-color="#bababa" draw:textarea-horizontal-align="justify" draw:textarea-vertical-align="middle" draw:auto-grow-height="false" fo:min-height="0.508cm" fo:min-width="0.889cm"/>
    </style:style>
    <style:style style:name="gr7" style:family="graphic" style:parent-style-name="standard">
      <style:graphic-properties svg:stroke-color="#e8e8e8" draw:fill-color="#939393" draw:textarea-horizontal-align="justify" draw:textarea-vertical-align="middle" draw:auto-grow-height="false" fo:min-height="0.508cm" fo:min-width="0.961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3cm" fo:min-width="0.84cm" fo:padding-top="0cm" fo:padding-bottom="0cm" fo:padding-left="0cm" fo:padding-r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22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239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27cm" fo:min-width="0.5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2.54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416cm" fo:padding-top="0cm" fo:padding-bottom="0cm" fo:padding-left="0cm" fo:padding-right="0cm"/>
    </style:style>
    <style:style style:name="gr15" style:family="graphic" style:parent-style-name="standard">
      <style:graphic-properties draw:stroke="none" svg:stroke-color="#000000" draw:fill="none" draw:fill-color="#ffffff" fo:min-height="0.381cm"/>
    </style:style>
    <style:style style:name="gr16" style:family="graphic" style:parent-style-name="objectwithoutfill">
      <style:graphic-properties svg:stroke-width="0.035cm" draw:marker-start-width="0.252cm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17" style:family="graphic" style:parent-style-name="standard">
      <style:graphic-properties draw:stroke="none" svg:stroke-color="#000000" draw:fill="none" draw:fill-color="#ffffff" fo:min-height="0.508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27cm" fo:min-width="0.603cm" fo:padding-top="0cm" fo:padding-bottom="0cm" fo:padding-left="0cm" fo:padding-right="0cm"/>
    </style:style>
    <style:style style:name="P1" style:family="paragraph">
      <loext:graphic-properties draw:fill="none" draw:fill-color="#94c4df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5" style:family="paragraph">
      <style:paragraph-properties fo:text-align="center"/>
    </style:style>
    <style:style style:name="P6" style:family="paragraph">
      <loext:graphic-properties draw:fill-color="#d0d0d0"/>
      <style:paragraph-properties fo:text-align="center"/>
      <style:text-properties fo:font-size="6pt"/>
    </style:style>
    <style:style style:name="P7" style:family="paragraph">
      <loext:graphic-properties draw:fill-color="#bababa"/>
      <style:paragraph-properties fo:text-align="center"/>
      <style:text-properties fo:font-size="6pt"/>
    </style:style>
    <style:style style:name="P8" style:family="paragraph">
      <loext:graphic-properties draw:fill-color="#939393"/>
      <style:paragraph-properties fo:text-align="center"/>
      <style:text-properties fo:font-size="6pt"/>
    </style:style>
    <style:style style:name="P9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P11" style:family="paragraph">
      <loext:graphic-properties draw:fill="none"/>
      <style:paragraph-properties fo:text-align="start" style:writing-mode="lr-tb"/>
      <style:text-properties style:font-name="Liberation Serif" fo:font-size="6pt" fo:font-weight="bold" style:font-size-asian="10pt" style:font-size-complex="10pt"/>
    </style:style>
    <style:style style:name="P12" style:family="paragraph">
      <loext:graphic-properties draw:fill="none"/>
      <style:paragraph-properties fo:text-align="start" style:writing-mode="lr-tb"/>
      <style:text-properties style:font-name="Liberation Serif" fo:font-size="8pt" fo:font-weight="normal" style:font-size-asian="10pt" style:font-size-complex="10pt"/>
    </style:style>
    <style:style style:name="P13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14" style:family="paragraph">
      <loext:graphic-properties draw:fill="none"/>
      <style:paragraph-properties fo:text-align="start" style:writing-mode="lr-tb"/>
      <style:text-properties style:font-name="Liberation Serif" fo:font-size="6pt" fo:font-weight="normal" style:font-size-asian="10pt" style:font-size-complex="10pt"/>
    </style:style>
    <style:style style:name="T1" style:family="text">
      <style:text-properties fo:color="#000000" style:font-name="Liberation Serif" fo:font-size="6pt" style:font-size-asian="6pt" style:font-name-complex="DejaVuSans1" style:font-size-complex="6pt"/>
    </style:style>
    <style:style style:name="T2" style:family="text">
      <style:text-properties fo:font-size="6pt"/>
    </style:style>
    <style:style style:name="T3" style:family="text">
      <style:text-properties fo:color="#000000" style:font-name="Liberation Serif" fo:font-size="6pt" style:font-size-asian="10pt" style:font-name-complex="DejaVuSans1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0000" style:font-name="Liberation Serif" fo:font-size="6pt" fo:font-weight="bold" style:font-size-asian="10pt" style:font-name-complex="DejaVuSans1" style:font-size-complex="10pt"/>
    </style:style>
    <style:style style:name="T6" style:family="text">
      <style:text-properties fo:color="#000000" style:font-name="Liberation Serif" fo:font-size="8pt" fo:font-weight="normal" style:font-size-asian="10pt" style:font-name-complex="DejaVuSans1" style:font-size-complex="10pt"/>
    </style:style>
    <style:style style:name="T7" style:family="text">
      <style:text-properties fo:color="#000000" style:font-name="Liberation Serif" fo:font-size="6pt" fo:font-weight="normal" style:font-size-asian="10pt" style:font-name-complex="DejaVuSans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2.091cm" svg:height="2.108cm" svg:x="4.6cm" svg:y="3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.195cm" svg:y1="4.095cm" svg:x2="4.592cm" svg:y2="4.095cm">
          <text:p/>
        </draw:line>
        <draw:line draw:style-name="gr3" draw:text-style-name="P2" draw:layer="layout" svg:x1="3.376cm" svg:y1="4.222cm" svg:x2="3.63cm" svg:y2="3.968cm">
          <text:p/>
        </draw:line>
        <draw:frame draw:style-name="gr4" draw:text-style-name="P4" draw:layer="layout" svg:width="0.51cm" svg:height="0.284cm" svg:x="3.417cm" svg:y="3.684cm">
          <draw:text-box>
            <text:p text:style-name="P3"><text:span text:style-name="T1">32-bit</text:span></text:p>
          </draw:text-box>
        </draw:frame>
        <draw:custom-shape draw:style-name="gr5" draw:text-style-name="P6" draw:layer="layout" svg:width="0.508cm" svg:height="0.508cm" svg:x="0.033cm" svg:y="3.834cm">
          <text:p text:style-name="P5"><text:span text:style-name="T2">sign</text:span></text:p>
          <text:p text:style-name="P5"><text:span text:style-name="T2">1-bi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89cm" svg:height="0.508cm" svg:x="0.541cm" svg:y="3.834cm">
          <text:p text:style-name="P5"><text:span text:style-name="T2">exponent</text:span></text:p>
          <text:p text:style-name="P5"><text:span text:style-name="T2">8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3cm" svg:y="3.834cm">
          <text:p text:style-name="P5"><text:span text:style-name="T2">mantissa</text:span></text:p>
          <text:p text:style-name="P5"><text:span text:style-name="T2">23-bi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195cm" svg:y1="5.195cm" svg:x2="4.592cm" svg:y2="5.195cm">
          <text:p/>
        </draw:line>
        <draw:line draw:style-name="gr3" draw:text-style-name="P2" draw:layer="layout" svg:x1="3.376cm" svg:y1="5.322cm" svg:x2="3.63cm" svg:y2="5.068cm">
          <text:p/>
        </draw:line>
        <draw:line draw:style-name="gr2" draw:text-style-name="P2" draw:layer="layout" svg:x1="6.665cm" svg:y1="4.673cm" svg:x2="8.062cm" svg:y2="4.673cm">
          <text:p/>
        </draw:line>
        <draw:line draw:style-name="gr3" draw:text-style-name="P2" draw:layer="layout" svg:x1="6.846cm" svg:y1="4.8cm" svg:x2="7.1cm" svg:y2="4.546cm">
          <text:p/>
        </draw:line>
        <draw:frame draw:style-name="gr8" draw:text-style-name="P9" draw:layer="layout" svg:width="0.84cm" svg:height="0.33cm" svg:x="6.735cm" svg:y="4.84cm">
          <draw:text-box>
            <text:p text:style-name="P3"><text:span text:style-name="T3">IEEE 754</text:span></text:p>
          </draw:text-box>
        </draw:frame>
        <draw:frame draw:style-name="gr4" draw:text-style-name="P4" draw:layer="layout" svg:width="0.51cm" svg:height="0.284cm" svg:x="6.887cm" svg:y="4.262cm">
          <draw:text-box>
            <text:p text:style-name="P3"><text:span text:style-name="T1">32-bit</text:span></text:p>
          </draw:text-box>
        </draw:frame>
        <draw:frame draw:style-name="gr9" draw:text-style-name="P10" draw:layer="layout" svg:width="0.222cm" svg:height="0.314cm" svg:x="0.032cm" svg:y="0.26cm">
          <draw:text-box>
            <text:p><text:span text:style-name="T4">a)</text:span></text:p>
          </draw:text-box>
        </draw:frame>
        <draw:frame draw:style-name="gr8" draw:text-style-name="P9" draw:layer="layout" svg:width="0.84cm" svg:height="0.33cm" svg:x="3.265cm" svg:y="4.276cm">
          <draw:text-box>
            <text:p text:style-name="P3"><text:span text:style-name="T3">IEEE 754</text:span></text:p>
          </draw:text-box>
        </draw:frame>
        <draw:custom-shape draw:style-name="gr5" draw:text-style-name="P6" draw:layer="layout" svg:width="0.508cm" svg:height="0.508cm" svg:x="0.033cm" svg:y="4.934cm">
          <text:p text:style-name="P5"><text:span text:style-name="T2">sign</text:span></text:p>
          <text:p text:style-name="P5"><text:span text:style-name="T2">1-bi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89cm" svg:height="0.508cm" svg:x="0.54cm" svg:y="4.934cm">
          <text:p text:style-name="P5"><text:span text:style-name="T2">exponent</text:span></text:p>
          <text:p text:style-name="P5"><text:span text:style-name="T2">8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29cm" svg:y="4.934cm">
          <text:p text:style-name="P5"><text:span text:style-name="T2">mantissa</text:span></text:p>
          <text:p text:style-name="P5"><text:span text:style-name="T2">23-bit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51cm" svg:height="0.284cm" svg:x="3.417cm" svg:y="4.784cm">
          <draw:text-box>
            <text:p text:style-name="P3"><text:span text:style-name="T1">32-bit</text:span></text:p>
          </draw:text-box>
        </draw:frame>
        <draw:frame draw:style-name="gr8" draw:text-style-name="P9" draw:layer="layout" svg:width="0.84cm" svg:height="0.33cm" svg:x="3.265cm" svg:y="5.376cm">
          <draw:text-box>
            <text:p text:style-name="P3"><text:span text:style-name="T3">IEEE 754</text:span></text:p>
          </draw:text-box>
        </draw:frame>
        <draw:frame draw:style-name="gr10" draw:text-style-name="P10" draw:layer="layout" svg:width="0.239cm" svg:height="0.314cm" svg:x="0.032cm" svg:y="6.689cm">
          <draw:text-box>
            <text:p><text:span text:style-name="T4">c)</text:span></text:p>
          </draw:text-box>
        </draw:frame>
        <draw:frame draw:style-name="gr10" draw:text-style-name="P10" draw:layer="layout" svg:width="0.239cm" svg:height="0.314cm" svg:x="0.032cm" svg:y="9.738cm">
          <draw:text-box>
            <text:p><text:span text:style-name="T4">d)</text:span></text:p>
          </draw:text-box>
        </draw:frame>
        <draw:frame draw:style-name="gr11" draw:text-style-name="P2" draw:layer="layout" svg:width="1.844cm" svg:height="0.952cm" svg:x="4.711cm" svg:y="4.194cm">
          <draw:image xlink:href="Pictures/10000201000001EA000000FD9076076335F69FE8.png" xlink:type="simple" xlink:show="embed" xlink:actuate="onLoad" loext:mime-type="image/png">
            <text:p/>
          </draw:image>
        </draw:frame>
        <draw:frame draw:style-name="gr11" draw:text-style-name="P2" draw:layer="layout" svg:width="0.13cm" svg:height="0.251cm" svg:x="2.736cm" svg:y="3.963cm">
          <draw:image xlink:href="Pictures/100002010000002B000000536870ACE58F5098DC.png" xlink:type="simple" xlink:show="embed" xlink:actuate="onLoad" loext:mime-type="image/png">
            <text:p/>
          </draw:image>
        </draw:frame>
        <draw:frame draw:style-name="gr11" draw:text-style-name="P2" draw:layer="layout" svg:width="0.256cm" svg:height="0.256cm" svg:x="2.676cm" svg:y="5.051cm">
          <draw:image xlink:href="Pictures/100002010000005300000053D0B353FD2ECE2D94.png" xlink:type="simple" xlink:show="embed" xlink:actuate="onLoad" loext:mime-type="image/png">
            <text:p/>
          </draw:image>
        </draw:frame>
        <draw:frame draw:style-name="gr11" draw:text-style-name="P2" draw:layer="layout" svg:width="0.156cm" svg:height="0.216cm" svg:x="8.228cm" svg:y="4.561cm">
          <draw:image xlink:href="Pictures/10000201000000270000003627524EA38A6C3109.png" xlink:type="simple" xlink:show="embed" xlink:actuate="onLoad" loext:mime-type="image/png">
            <text:p/>
          </draw:image>
        </draw:frame>
        <draw:custom-shape draw:style-name="gr1" draw:text-style-name="P1" draw:layer="layout" svg:width="2.091cm" svg:height="2.108cm" svg:x="4.595cm" svg:y="7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.19cm" svg:y1="7.609cm" svg:x2="4.587cm" svg:y2="7.609cm">
          <text:p/>
        </draw:line>
        <draw:line draw:style-name="gr3" draw:text-style-name="P2" draw:layer="layout" svg:x1="3.371cm" svg:y1="7.736cm" svg:x2="3.625cm" svg:y2="7.482cm">
          <text:p/>
        </draw:line>
        <draw:frame draw:style-name="gr4" draw:text-style-name="P4" draw:layer="layout" svg:width="0.51cm" svg:height="0.284cm" svg:x="3.412cm" svg:y="7.198cm">
          <draw:text-box>
            <text:p text:style-name="P3"><text:span text:style-name="T1">32-bit</text:span></text:p>
          </draw:text-box>
        </draw:frame>
        <draw:custom-shape draw:style-name="gr5" draw:text-style-name="P6" draw:layer="layout" svg:width="0.508cm" svg:height="0.508cm" svg:x="0.028cm" svg:y="7.348cm">
          <text:p text:style-name="P5"><text:span text:style-name="T2">sign</text:span></text:p>
          <text:p text:style-name="P5"><text:span text:style-name="T2">1-bi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89cm" svg:height="0.508cm" svg:x="0.536cm" svg:y="7.348cm">
          <text:p text:style-name="P5"><text:span text:style-name="T2">exponent</text:span></text:p>
          <text:p text:style-name="P5"><text:span text:style-name="T2">8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25cm" svg:y="7.348cm">
          <text:p text:style-name="P5"><text:span text:style-name="T2">mantissa</text:span></text:p>
          <text:p text:style-name="P5"><text:span text:style-name="T2">23-bi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19cm" svg:y1="8.709cm" svg:x2="4.587cm" svg:y2="8.709cm">
          <text:p/>
        </draw:line>
        <draw:line draw:style-name="gr3" draw:text-style-name="P2" draw:layer="layout" svg:x1="3.371cm" svg:y1="8.836cm" svg:x2="3.625cm" svg:y2="8.582cm">
          <text:p/>
        </draw:line>
        <draw:line draw:style-name="gr2" draw:text-style-name="P2" draw:layer="layout" svg:x1="6.66cm" svg:y1="8.187cm" svg:x2="8.057cm" svg:y2="8.187cm">
          <text:p/>
        </draw:line>
        <draw:line draw:style-name="gr3" draw:text-style-name="P2" draw:layer="layout" svg:x1="6.841cm" svg:y1="8.314cm" svg:x2="7.095cm" svg:y2="8.06cm">
          <text:p/>
        </draw:line>
        <draw:frame draw:style-name="gr8" draw:text-style-name="P9" draw:layer="layout" svg:width="0.84cm" svg:height="0.33cm" svg:x="6.73cm" svg:y="8.354cm">
          <draw:text-box>
            <text:p text:style-name="P3"><text:span text:style-name="T3">IEEE 754</text:span></text:p>
          </draw:text-box>
        </draw:frame>
        <draw:frame draw:style-name="gr4" draw:text-style-name="P4" draw:layer="layout" svg:width="0.51cm" svg:height="0.284cm" svg:x="6.882cm" svg:y="7.776cm">
          <draw:text-box>
            <text:p text:style-name="P3"><text:span text:style-name="T1">32-bit</text:span></text:p>
          </draw:text-box>
        </draw:frame>
        <draw:frame draw:style-name="gr12" draw:text-style-name="P11" draw:layer="layout" svg:width="0.57cm" svg:height="0.627cm" svg:x="3.26cm" svg:y="8.876cm">
          <draw:text-box>
            <text:p text:style-name="P3"><text:span text:style-name="T5">Knob</text:span></text:p>
          </draw:text-box>
        </draw:frame>
        <draw:custom-shape draw:style-name="gr6" draw:text-style-name="P7" draw:layer="layout" svg:width="0.889cm" svg:height="0.508cm" svg:x="0.536cm" svg:y="8.448cm">
          <text:p text:style-name="P5"><text:span text:style-name="T2">exponent</text:span></text:p>
          <text:p text:style-name="P5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25cm" svg:y="8.448cm">
          <text:p text:style-name="P5"><text:span text:style-name="T2">mantissa</text:span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91cm" svg:height="2.108cm" svg:x="4.595cm" svg:y="10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.19cm" svg:y1="10.602cm" svg:x2="4.587cm" svg:y2="10.602cm">
          <text:p/>
        </draw:line>
        <draw:line draw:style-name="gr3" draw:text-style-name="P2" draw:layer="layout" svg:x1="3.371cm" svg:y1="10.729cm" svg:x2="3.625cm" svg:y2="10.475cm">
          <text:p/>
        </draw:line>
        <draw:frame draw:style-name="gr8" draw:text-style-name="P9" draw:layer="layout" svg:width="0.84cm" svg:height="0.33cm" svg:x="3.26cm" svg:y="10.769cm">
          <draw:text-box>
            <text:p text:style-name="P3"><text:span text:style-name="T3">IEEE 754</text:span></text:p>
          </draw:text-box>
        </draw:frame>
        <draw:frame draw:style-name="gr4" draw:text-style-name="P4" draw:layer="layout" svg:width="0.51cm" svg:height="0.284cm" svg:x="3.412cm" svg:y="10.191cm">
          <draw:text-box>
            <text:p text:style-name="P3"><text:span text:style-name="T1">32-bit</text:span></text:p>
          </draw:text-box>
        </draw:frame>
        <draw:custom-shape draw:style-name="gr5" draw:text-style-name="P6" draw:layer="layout" svg:width="0.508cm" svg:height="0.508cm" svg:x="0.028cm" svg:y="10.341cm">
          <text:p text:style-name="P5"><text:span text:style-name="T2">sign</text:span></text:p>
          <text:p text:style-name="P5"><text:span text:style-name="T2">1-bi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89cm" svg:height="0.508cm" svg:x="0.536cm" svg:y="10.341cm">
          <text:p text:style-name="P5"><text:span text:style-name="T2">exponent</text:span></text:p>
          <text:p text:style-name="P5"><text:span text:style-name="T2">8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25cm" svg:y="10.341cm">
          <text:p text:style-name="P5"><text:span text:style-name="T2">mantissa</text:span></text:p>
          <text:p text:style-name="P5"><text:span text:style-name="T2">23-bi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19cm" svg:y1="11.702cm" svg:x2="4.587cm" svg:y2="11.702cm">
          <text:p/>
        </draw:line>
        <draw:line draw:style-name="gr3" draw:text-style-name="P2" draw:layer="layout" svg:x1="3.371cm" svg:y1="11.829cm" svg:x2="3.625cm" svg:y2="11.575cm">
          <text:p/>
        </draw:line>
        <draw:line draw:style-name="gr2" draw:text-style-name="P2" draw:layer="layout" svg:x1="6.66cm" svg:y1="11.18cm" svg:x2="8.057cm" svg:y2="11.18cm">
          <text:p/>
        </draw:line>
        <draw:line draw:style-name="gr3" draw:text-style-name="P2" draw:layer="layout" svg:x1="6.841cm" svg:y1="11.307cm" svg:x2="7.095cm" svg:y2="11.053cm">
          <text:p/>
        </draw:line>
        <draw:frame draw:style-name="gr8" draw:text-style-name="P9" draw:layer="layout" svg:width="0.84cm" svg:height="0.33cm" svg:x="6.73cm" svg:y="11.347cm">
          <draw:text-box>
            <text:p text:style-name="P3"><text:span text:style-name="T3">IEEE 754</text:span></text:p>
          </draw:text-box>
        </draw:frame>
        <draw:frame draw:style-name="gr4" draw:text-style-name="P4" draw:layer="layout" svg:width="0.51cm" svg:height="0.284cm" svg:x="6.882cm" svg:y="10.769cm">
          <draw:text-box>
            <text:p text:style-name="P3"><text:span text:style-name="T1">32-bit</text:span></text:p>
          </draw:text-box>
        </draw:frame>
        <draw:frame draw:style-name="gr12" draw:text-style-name="P11" draw:layer="layout" svg:width="0.57cm" svg:height="0.627cm" svg:x="3.26cm" svg:y="11.869cm">
          <draw:text-box>
            <text:p text:style-name="P3"><text:span text:style-name="T5">Knob</text:span></text:p>
          </draw:text-box>
        </draw:frame>
        <draw:custom-shape draw:style-name="gr6" draw:text-style-name="P7" draw:layer="layout" svg:width="0.889cm" svg:height="0.508cm" svg:x="1.436cm" svg:y="11.441cm">
          <text:p text:style-name="P5"><text:span text:style-name="T2">exponent</text:span></text:p>
          <text:p text:style-name="P5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2" draw:layer="layout" svg:width="2.542cm" svg:height="0.314cm" svg:x="4.364cm" svg:y="9.322cm">
          <draw:text-box>
            <text:p text:style-name="P3"><text:span text:style-name="T6">Custom floating-point</text:span></text:p>
          </draw:text-box>
        </draw:frame>
        <draw:frame draw:style-name="gr14" draw:text-style-name="P12" draw:layer="layout" svg:width="1.416cm" svg:height="0.314cm" svg:x="4.902cm" svg:y="12.318cm">
          <draw:text-box>
            <text:p text:style-name="P3"><text:span text:style-name="T6">Logarithmic</text:span></text:p>
          </draw:text-box>
        </draw:frame>
        <draw:frame draw:style-name="gr8" draw:text-style-name="P9" draw:layer="layout" svg:width="0.84cm" svg:height="0.33cm" svg:x="3.26cm" svg:y="7.79cm">
          <draw:text-box>
            <text:p text:style-name="P3"><text:span text:style-name="T3">IEEE 754</text:span></text:p>
          </draw:text-box>
        </draw:frame>
        <draw:frame draw:style-name="gr11" draw:text-style-name="P2" draw:layer="layout" svg:width="0.345cm" svg:height="0.212cm" svg:x="0.793cm" svg:y="8.718cm">
          <draw:image xlink:href="Pictures/100002010000007200000046F2DD933B3A3CACA3.png" xlink:type="simple" xlink:show="embed" xlink:actuate="onLoad" loext:mime-type="image/png">
            <text:p/>
          </draw:image>
        </draw:frame>
        <draw:frame draw:style-name="gr11" draw:text-style-name="P2" draw:layer="layout" svg:width="0.394cm" svg:height="0.214cm" svg:x="1.69cm" svg:y="8.715cm">
          <draw:image xlink:href="Pictures/10000201000000830000004740FAAEAC369B92D9.png" xlink:type="simple" xlink:show="embed" xlink:actuate="onLoad" loext:mime-type="image/png">
            <text:p/>
          </draw:image>
        </draw:frame>
        <draw:frame draw:style-name="gr11" draw:text-style-name="P2" draw:layer="layout" svg:width="0.345cm" svg:height="0.212cm" svg:x="1.694cm" svg:y="11.709cm">
          <draw:image xlink:href="Pictures/100002010000007200000046F2DD933B3A3CACA3.png" xlink:type="simple" xlink:show="embed" xlink:actuate="onLoad" loext:mime-type="image/png">
            <text:p/>
          </draw:image>
        </draw:frame>
        <draw:frame draw:style-name="gr11" draw:text-style-name="P2" draw:layer="layout" svg:width="0.456cm" svg:height="0.247cm" svg:x="3.485cm" svg:y="8.328cm">
          <draw:image xlink:href="Pictures/1000020100000085000000488B74CB0E8EC66B58.png" xlink:type="simple" xlink:show="embed" xlink:actuate="onLoad" loext:mime-type="image/png">
            <text:p/>
          </draw:image>
        </draw:frame>
        <draw:frame draw:style-name="gr11" draw:text-style-name="P2" draw:layer="layout" svg:width="0.456cm" svg:height="0.247cm" svg:x="3.485cm" svg:y="11.329cm">
          <draw:image xlink:href="Pictures/1000020100000085000000488B74CB0E8EC66B58.png" xlink:type="simple" xlink:show="embed" xlink:actuate="onLoad" loext:mime-type="image/png">
            <text:p/>
          </draw:image>
        </draw:frame>
        <draw:custom-shape draw:style-name="gr5" draw:text-style-name="P6" draw:layer="layout" svg:width="0.508cm" svg:height="0.508cm" svg:x="0.928cm" svg:y="11.441cm">
          <text:p text:style-name="P5"><text:span text:style-name="T2">sign</text:span></text:p>
          <text:p text:style-name="P5"><text:span text:style-name="T2">1-bi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08cm" svg:height="0.508cm" svg:x="0.028cm" svg:y="8.448cm">
          <text:p text:style-name="P5"><text:span text:style-name="T2">sign</text:span></text:p>
          <text:p text:style-name="P5"><text:span text:style-name="T2">1-bit</text:span></text:p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1.844cm" svg:height="0.952cm" svg:x="4.706cm" svg:y="7.71cm">
          <draw:image xlink:href="Pictures/10000201000001EA000000FD9076076335F69FE8.png" xlink:type="simple" xlink:show="embed" xlink:actuate="onLoad" loext:mime-type="image/png">
            <text:p/>
          </draw:image>
        </draw:frame>
        <draw:frame draw:style-name="gr11" draw:text-style-name="P2" draw:layer="layout" svg:width="1.844cm" svg:height="0.952cm" svg:x="4.706cm" svg:y="10.71cm">
          <draw:image xlink:href="Pictures/10000201000001EA000000FD9076076335F69FE8.png" xlink:type="simple" xlink:show="embed" xlink:actuate="onLoad" loext:mime-type="image/png">
            <text:p/>
          </draw:image>
        </draw:frame>
        <draw:frame draw:style-name="gr11" draw:text-style-name="P2" draw:layer="layout" svg:width="0.13cm" svg:height="0.251cm" svg:x="2.731cm" svg:y="7.445cm">
          <draw:image xlink:href="Pictures/100002010000002B000000536870ACE58F5098DC.png" xlink:type="simple" xlink:show="embed" xlink:actuate="onLoad" loext:mime-type="image/png">
            <text:p/>
          </draw:image>
        </draw:frame>
        <draw:frame draw:style-name="gr11" draw:text-style-name="P2" draw:layer="layout" svg:width="0.13cm" svg:height="0.251cm" svg:x="2.731cm" svg:y="10.446cm">
          <draw:image xlink:href="Pictures/100002010000002B000000536870ACE58F5098DC.png" xlink:type="simple" xlink:show="embed" xlink:actuate="onLoad" loext:mime-type="image/png">
            <text:p/>
          </draw:image>
        </draw:frame>
        <draw:frame draw:style-name="gr11" draw:text-style-name="P2" draw:layer="layout" svg:width="0.256cm" svg:height="0.256cm" svg:x="2.671cm" svg:y="8.563cm">
          <draw:image xlink:href="Pictures/100002010000005300000053D0B353FD2ECE2D94.png" xlink:type="simple" xlink:show="embed" xlink:actuate="onLoad" loext:mime-type="image/png">
            <text:p/>
          </draw:image>
        </draw:frame>
        <draw:frame draw:style-name="gr11" draw:text-style-name="P2" draw:layer="layout" svg:width="0.256cm" svg:height="0.256cm" svg:x="2.671cm" svg:y="11.558cm">
          <draw:image xlink:href="Pictures/100002010000005300000053D0B353FD2ECE2D94.png" xlink:type="simple" xlink:show="embed" xlink:actuate="onLoad" loext:mime-type="image/png">
            <text:p/>
          </draw:image>
        </draw:frame>
        <draw:frame draw:style-name="gr11" draw:text-style-name="P2" draw:layer="layout" svg:width="0.156cm" svg:height="0.216cm" svg:x="8.223cm" svg:y="11.079cm">
          <draw:image xlink:href="Pictures/10000201000000270000003627524EA38A6C3109.png" xlink:type="simple" xlink:show="embed" xlink:actuate="onLoad" loext:mime-type="image/png">
            <text:p/>
          </draw:image>
        </draw:frame>
        <draw:frame draw:style-name="gr11" draw:text-style-name="P2" draw:layer="layout" svg:width="0.156cm" svg:height="0.216cm" svg:x="8.223cm" svg:y="8.079cm">
          <draw:image xlink:href="Pictures/10000201000000270000003627524EA38A6C3109.png" xlink:type="simple" xlink:show="embed" xlink:actuate="onLoad" loext:mime-type="image/png">
            <text:p/>
          </draw:image>
        </draw:frame>
        <draw:frame draw:style-name="gr15" draw:text-style-name="P13" draw:layer="layout" svg:width="2.286cm" svg:height="0.381cm" svg:x="4.486cm" svg:y="5.766cm">
          <draw:text-box>
            <text:p text:style-name="P5"><text:span text:style-name="T4">Floating-point </text:span></text:p>
          </draw:text-box>
        </draw:frame>
        <draw:line draw:style-name="gr16" draw:text-style-name="P2" draw:layer="layout" svg:x1="0cm" svg:y1="6.269cm" svg:x2="8.89cm" svg:y2="6.269cm">
          <text:p/>
        </draw:line>
        <draw:frame draw:style-name="gr17" draw:text-style-name="P13" draw:layer="layout" svg:width="8.89cm" svg:height="0.508cm" svg:x="0cm" svg:y="6.423cm">
          <draw:text-box>
            <text:p text:style-name="P5"><text:span text:style-name="T4">Hybrid approximation technique.</text:span></text:p>
          </draw:text-box>
        </draw:frame>
        <draw:frame draw:style-name="gr17" draw:text-style-name="P13" draw:layer="layout" svg:width="8.89cm" svg:height="0.508cm" svg:x="0cm" svg:y="0.023cm">
          <draw:text-box>
            <text:p text:style-name="P5"><text:span text:style-name="T4">Standard computation. </text:span></text:p>
          </draw:text-box>
        </draw:frame>
        <draw:frame draw:style-name="gr10" draw:text-style-name="P10" draw:layer="layout" svg:width="0.239cm" svg:height="0.314cm" svg:x="0.034cm" svg:y="3.216cm">
          <draw:text-box>
            <text:p><text:span text:style-name="T4">b)</text:span></text:p>
          </draw:text-box>
        </draw:frame>
        <draw:custom-shape draw:style-name="gr1" draw:text-style-name="P1" draw:layer="layout" svg:width="2.091cm" svg:height="2.108cm" svg:x="4.601cm" svg:y="0.7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.196cm" svg:y1="1.179cm" svg:x2="4.593cm" svg:y2="1.179cm">
          <text:p/>
        </draw:line>
        <draw:line draw:style-name="gr3" draw:text-style-name="P2" draw:layer="layout" svg:x1="3.377cm" svg:y1="1.306cm" svg:x2="3.631cm" svg:y2="1.052cm">
          <text:p/>
        </draw:line>
        <draw:frame draw:style-name="gr8" draw:text-style-name="P9" draw:layer="layout" svg:width="0.84cm" svg:height="0.33cm" svg:x="3.266cm" svg:y="1.346cm">
          <draw:text-box>
            <text:p text:style-name="P3"><text:span text:style-name="T3">Integer</text:span></text:p>
          </draw:text-box>
        </draw:frame>
        <draw:frame draw:style-name="gr4" draw:text-style-name="P4" draw:layer="layout" svg:width="0.51cm" svg:height="0.284cm" svg:x="3.418cm" svg:y="0.768cm">
          <draw:text-box>
            <text:p text:style-name="P3"><text:span text:style-name="T1">8-bit</text:span></text:p>
          </draw:text-box>
        </draw:frame>
        <draw:custom-shape draw:style-name="gr7" draw:text-style-name="P8" draw:layer="layout" svg:width="0.961cm" svg:height="0.508cm" svg:x="1.431cm" svg:y="0.918cm">
          <text:p text:style-name="P5"><text:span text:style-name="T2">Magnitude</text:span></text:p>
          <text:p text:style-name="P5"><text:span text:style-name="T2">8-bi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196cm" svg:y1="2.279cm" svg:x2="4.593cm" svg:y2="2.279cm">
          <text:p/>
        </draw:line>
        <draw:line draw:style-name="gr3" draw:text-style-name="P2" draw:layer="layout" svg:x1="3.377cm" svg:y1="2.406cm" svg:x2="3.631cm" svg:y2="2.152cm">
          <text:p/>
        </draw:line>
        <draw:line draw:style-name="gr2" draw:text-style-name="P2" draw:layer="layout" svg:x1="6.666cm" svg:y1="1.757cm" svg:x2="8.063cm" svg:y2="1.757cm">
          <text:p/>
        </draw:line>
        <draw:line draw:style-name="gr3" draw:text-style-name="P2" draw:layer="layout" svg:x1="6.847cm" svg:y1="1.884cm" svg:x2="7.101cm" svg:y2="1.63cm">
          <text:p/>
        </draw:line>
        <draw:frame draw:style-name="gr8" draw:text-style-name="P9" draw:layer="layout" svg:width="0.84cm" svg:height="0.33cm" svg:x="6.766cm" svg:y="1.924cm">
          <draw:text-box>
            <text:p text:style-name="P3"><text:span text:style-name="T3">Integer</text:span></text:p>
          </draw:text-box>
        </draw:frame>
        <draw:frame draw:style-name="gr4" draw:text-style-name="P4" draw:layer="layout" svg:width="0.51cm" svg:height="0.284cm" svg:x="6.888cm" svg:y="1.346cm">
          <draw:text-box>
            <text:p text:style-name="P3"><text:span text:style-name="T1">8-bit</text:span></text:p>
          </draw:text-box>
        </draw:frame>
        <draw:frame draw:style-name="gr18" draw:text-style-name="P14" draw:layer="layout" svg:width="0.603cm" svg:height="0.627cm" svg:x="3.266cm" svg:y="2.446cm">
          <draw:text-box>
            <text:p text:style-name="P3"><text:span text:style-name="T7">Integer</text:span></text:p>
          </draw:text-box>
        </draw:frame>
        <draw:frame draw:style-name="gr14" draw:text-style-name="P12" draw:layer="layout" svg:width="1.416cm" svg:height="0.314cm" svg:x="4.908cm" svg:y="2.895cm">
          <draw:text-box>
            <text:p text:style-name="P3"><text:span text:style-name="T6">Fixed-point</text:span></text:p>
          </draw:text-box>
        </draw:frame>
        <draw:frame draw:style-name="gr4" draw:text-style-name="P4" draw:layer="layout" svg:width="0.51cm" svg:height="0.284cm" svg:x="3.418cm" svg:y="1.868cm">
          <draw:text-box>
            <text:p text:style-name="P3"><text:span text:style-name="T1">8-bit</text:span></text:p>
          </draw:text-box>
        </draw:frame>
        <draw:custom-shape draw:style-name="gr7" draw:text-style-name="P8" draw:layer="layout" svg:width="0.961cm" svg:height="0.508cm" svg:x="1.431cm" svg:y="2.018cm">
          <text:p text:style-name="P5"><text:span text:style-name="T2">Magnitude</text:span></text:p>
          <text:p text:style-name="P5"><text:span text:style-name="T2">8-bit</text:span></text:p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1.844cm" svg:height="0.952cm" svg:x="4.712cm" svg:y="1.277cm">
          <draw:image xlink:href="Pictures/10000201000001EA000000FD9076076335F69FE8.png" xlink:type="simple" xlink:show="embed" xlink:actuate="onLoad" loext:mime-type="image/png">
            <text:p/>
          </draw:image>
        </draw:frame>
        <draw:frame draw:style-name="gr11" draw:text-style-name="P2" draw:layer="layout" svg:width="0.13cm" svg:height="0.251cm" svg:x="2.737cm" svg:y="1.029cm">
          <draw:image xlink:href="Pictures/100002010000002B000000536870ACE58F5098DC.png" xlink:type="simple" xlink:show="embed" xlink:actuate="onLoad" loext:mime-type="image/png">
            <text:p/>
          </draw:image>
        </draw:frame>
        <draw:frame draw:style-name="gr11" draw:text-style-name="P2" draw:layer="layout" svg:width="0.256cm" svg:height="0.256cm" svg:x="2.677cm" svg:y="2.131cm">
          <draw:image xlink:href="Pictures/100002010000005300000053D0B353FD2ECE2D94.png" xlink:type="simple" xlink:show="embed" xlink:actuate="onLoad" loext:mime-type="image/png">
            <text:p/>
          </draw:image>
        </draw:frame>
        <draw:frame draw:style-name="gr11" draw:text-style-name="P2" draw:layer="layout" svg:width="0.156cm" svg:height="0.216cm" svg:x="8.229cm" svg:y="1.649cm">
          <draw:image xlink:href="Pictures/10000201000000270000003627524EA38A6C3109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09-18T04:58:40.953019481</dc:date>
    <meta:editing-duration>PT2H33M25S</meta:editing-duration>
    <meta:editing-cycles>23</meta:editing-cycles>
    <meta:document-statistic meta:object-count="101"/>
  </office:meta>
</office:document-meta>
</file>